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20.7pt"/>
    </style:style>
    <style:style style:name="co5" style:family="table-column">
      <style:table-column-properties fo:break-before="auto" style:column-width="128.44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85.66pt"/>
    </style:style>
    <style:style style:name="co8" style:family="table-column">
      <style:table-column-properties fo:break-before="auto" style:column-width="77.9pt"/>
    </style:style>
    <style:style style:name="co9" style:family="table-column">
      <style:table-column-properties fo:break-before="auto" style:column-width="392.2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Cabin1" fo:font-size="10pt" style:font-name-asian="Cabin1" style:font-size-asian="10pt" style:font-name-complex="Cabin1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bin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Q needed</text:p>
          </table:table-cell>
          <table:table-cell table:style-name="ce3" office:value-type="string" calcext:value-type="string">
            <text:p>Acquisition*</text:p>
          </table:table-cell>
          <table:table-cell table:style-name="ce3" office:value-type="string" calcext:value-type="string">
            <text:p>Q to buy</text:p>
          </table:table-cell>
          <table:table-cell table:style-name="ce3" office:value-type="string" calcext:value-type="string">
            <text:p>Link (Only to guide)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AP – 0402 - 900pF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AP – 0805 – 100nF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component storage = C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CAP – 0805 – 22uF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S – BUY MORE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RS buy = RSB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AP – 1621 – 330uF</text:p>
          </table:table-cell>
          <table:table-cell table:style-name="ce4" office:value-type="string" calcext:value-type="string">
            <text:p>MAL215099911E3</text:p>
          </table:table-cell>
          <table:table-cell table:style-name="ce4" office:value-type="string" calcext:value-type="string">
            <text:p>CAP bank’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IS = In stoc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AP – 0805 – 1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CAP – 0805 – 10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CAP – H13 - 330uF</text:p>
          </table:table-cell>
          <table:table-cell table:style-name="ce4" office:value-type="string" calcext:value-type="string">
            <text:p>EEVFK1H331Q</text:p>
          </table:table-cell>
          <table:table-cell table:style-name="ce4" office:value-type="string" calcext:value-type="string">
            <text:p>CAP output 12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http://dk.rs-online.com/web/p/aluminium-kondensatorer/7083557/" xlink:type="simple">http://dk.rs-online.com/web/p/aluminium-kondensatorer/708355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CAP – F12 – 150uF</text:p>
          </table:table-cell>
          <table:table-cell table:style-name="ce4" office:value-type="string" calcext:value-type="string">
            <text:p>20SVP150M</text:p>
          </table:table-cell>
          <table:table-cell table:style-name="ce4" office:value-type="string" calcext:value-type="string">
            <text:p>CAP output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1-D4</text:p>
          </table:table-cell>
          <table:table-cell table:style-name="ce4" office:value-type="string" calcext:value-type="string">
            <text:p>DIODE – DO-214AC</text:p>
          </table:table-cell>
          <table:table-cell table:style-name="ce4" office:value-type="string" calcext:value-type="string">
            <text:p>US1M-E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SCHOTTKY – POWERDI-123</text:p>
          </table:table-cell>
          <table:table-cell table:style-name="ce4" office:value-type="string" calcext:value-type="string">
            <text:p>SBR2A40P1</text:p>
          </table:table-cell>
          <table:table-cell table:style-name="ce4" office:value-type="string" calcext:value-type="string">
            <text:p>MICROZED PW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VOLTAGE REFERENCE</text:p>
          </table:table-cell>
          <table:table-cell table:style-name="ce4" office:value-type="string" calcext:value-type="string">
            <text:p>TIL431AIDBZ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X1,JX2</text:p>
          </table:table-cell>
          <table:table-cell table:style-name="ce4" office:value-type="string" calcext:value-type="string">
            <text:p>BERGSTAK 100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<text:a xlink:href="http://dk.rs-online.com/web/p/print-fatninger/6159338/" xlink:type="simple">http://dk.rs-online.com/web/p/print-fatninger/6159338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SRN5020-2R2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ZH-6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84/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2,P3,P5</text:p>
          </table:table-cell>
          <table:table-cell table:style-name="ce4" office:value-type="string" calcext:value-type="string">
            <text:p>ZH-12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ZH-8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97/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6,P7</text:p>
          </table:table-cell>
          <table:table-cell table:style-name="ce4" office:value-type="string" calcext:value-type="string">
            <text:p>ZH-4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2P-TERM</text:p>
          </table:table-cell>
          <table:table-cell table:style-name="ce4"/>
          <table:table-cell table:style-name="ce4" office:value-type="string" calcext:value-type="string">
            <text:p>24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2"/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9,P10</text:p>
          </table:table-cell>
          <table:table-cell table:style-name="ce4" office:value-type="string" calcext:value-type="string">
            <text:p>ZH-5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ZH-10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94/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BSS138LT1G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http://dk.rs-online.com/web/p/mosfet-transistorer/5452529/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P-MOSFET – T0220</text:p>
          </table:table-cell>
          <table:table-cell table:style-name="ce4" office:value-type="string" calcext:value-type="string">
            <text:p>IRF100B202</text:p>
          </table:table-cell>
          <table:table-cell table:style-name="ce4" office:value-type="string" calcext:value-type="string">
            <text:p>MOTOR MOSF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mosfet-transistorer/1300935/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COMPARATOR - SOT23</text:p>
          </table:table-cell>
          <table:table-cell table:style-name="ce4" office:value-type="string" calcext:value-type="string">
            <text:p>TLV349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://dk.rs-online.com/web/p/komparatorer/6604471/" xlink:type="simple">http://dk.rs-online.com/web/p/komparatorer/6604471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6BK</text:p>
          </table:table-cell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dk.rs-online.com/web/p/relaeer/8074273/?sra=pmpn" xlink:type="simple">http://dk.rs-online.com/web/p/relaeer/8074273/?sra=pmpn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LEV100A4ANG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EMBERGENCY BT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<text:a xlink:href="http://dk.rs-online.com/web/p/noedstop-trykknapper/3993129/" xlink:type="simple">http://dk.rs-online.com/web/p/noedstop-trykknapper/3993129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FDV303N</text:p>
          </table:table-cell>
          <table:table-cell table:style-name="ce4" office:value-type="string" calcext:value-type="string">
            <text:p>GENERAL PURPO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1"><text:a xlink:href="http://dk.rs-online.com/web/p/mosfet-transistorer/3544890/" xlink:type="simple">http://dk.rs-online.com/web/p/mosfet-transistorer/3544890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RES – 0402 – 100OHM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0" calcext:value-type="float">
            <text:p>50</text:p>
          </table:table-cell>
          <table:table-cell table:style-name="ce10" office:value-type="string" calcext:value-type="string">
            <text:p>http://dk.rs-online.com/web/p/overflademontering-faste-modstande/7883994/</text:p>
          </table:table-cell>
          <table:table-cell table:number-columns-repeated="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RES – 2512 – 4R7 2W</text:p>
          </table:table-cell>
          <table:table-cell table:style-name="ce4" office:value-type="string" calcext:value-type="string">
            <text:p>CRS2512-JW-4R7ELF</text:p>
          </table:table-cell>
          <table:table-cell table:style-name="ce4" office:value-type="string" calcext:value-type="string">
            <text:p>BOOT POWER R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1"><text:a xlink:href="http://dk.rs-online.com/web/p/overflademontering-faste-modstande/8673047/" xlink:type="simple">http://dk.rs-online.com/web/p/overflademontering-faste-modstande/8673047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RES – 3920 – 200u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<text:span text:style-name="T1"><text:a xlink:href="http://dk.rs-online.com/web/p/overflademontering-faste-modstande/1348221/" xlink:type="simple">http://dk.rs-online.com/web/p/overflademontering-faste-modstande/1348221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RES-RWS5 – 180R 5W</text:p>
          </table:table-cell>
          <table:table-cell table:style-name="ce4"/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http://dk.rs-online.com/web/p/overflademontering-faste-modstande/8098982/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RGB LED</text:p>
          </table:table-cell>
          <table:table-cell table:style-name="ce4"/>
          <table:table-cell table:style-name="ce4" office:value-type="string" calcext:value-type="string">
            <text:p>FU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WR SWITCH</text:p>
          </table:table-cell>
          <table:table-cell table:style-name="ce4"/>
          <table:table-cell table:style-name="ce4" office:value-type="string" calcext:value-type="string">
            <text:p>ON/O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RF24LO1</text:p>
          </table:table-cell>
          <table:table-cell table:style-name="ce4"/>
          <table:table-cell table:style-name="ce4" office:value-type="string" calcext:value-type="string">
            <text:p>R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9" calcext:value-type="float">
            <text:p>9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CURRENT SENSE AMP</text:p>
          </table:table-cell>
          <table:table-cell table:style-name="ce4" office:value-type="string" calcext:value-type="string">
            <text:p>INA286</text:p>
          </table:table-cell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stromfolende-forstaerkere/8176616/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4" office:value-type="string" calcext:value-type="string">
            <text:p>BUFFER </text:p>
          </table:table-cell>
          <table:table-cell table:style-name="ce4" office:value-type="string" calcext:value-type="string">
            <text:p>SN74LVC2G17</text:p>
          </table:table-cell>
          <table:table-cell table:style-name="ce4" office:value-type="string" calcext:value-type="string">
            <text:p>BUFF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MOTOR DRIVER</text:p>
          </table:table-cell>
          <table:table-cell table:style-name="ce4" office:value-type="string" calcext:value-type="string">
            <text:p>HIP40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ttp://dk.rs-online.com/web/p/mosfet-power-drivere/2163484/ </text:p>
          </table:table-cell>
          <table:table-cell table:number-columns-repeated="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AND GATE</text:p>
          </table:table-cell>
          <table:table-cell table:style-name="ce4" office:value-type="string" calcext:value-type="string">
            <text:p>NC7SZ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AND GATE – QUAD</text:p>
          </table:table-cell>
          <table:table-cell table:style-name="ce4" office:value-type="string" calcext:value-type="string">
            <text:p>SN74F21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BUCK - SOT23</text:p>
          </table:table-cell>
          <table:table-cell table:style-name="ce4" office:value-type="string" calcext:value-type="string">
            <text:p>LMR10510XMF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COMPARATOR – SOT23-5</text:p>
          </table:table-cell>
          <table:table-cell table:style-name="ce4" office:value-type="string" calcext:value-type="string">
            <text:p>LMV331QBDNVRQ1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N78020HAH</text:p>
          </table:table-cell>
          <table:table-cell table:style-name="ce4" office:value-type="string" calcext:value-type="string">
            <text:p>12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http://dk.rs-online.com/web/p/dc-dc-stromforsyningsmoduler/6618171/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H08080WAH</text:p>
          </table:table-cell>
          <table:table-cell table:style-name="ce4" office:value-type="string" calcext:value-type="string">
            <text:p>5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TTINY84</text:p>
          </table:table-cell>
          <table:table-cell table:style-name="ce4"/>
          <table:table-cell table:style-name="ce4" office:value-type="string" calcext:value-type="string">
            <text:p>TE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4" office:value-type="string" calcext:value-type="string">
            <text:p>ATTINY84 – SMD</text:p>
          </table:table-cell>
          <table:table-cell table:style-name="ce4"/>
          <table:table-cell table:style-name="ce4" office:value-type="string" calcext:value-type="string">
            <text:p>JOINT BOAR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http://dk.rs-online.com/web/p/mikrokontrollere/7380687/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4" office:value-type="string" calcext:value-type="string">
            <text:p>ZH-2P</text:p>
          </table:table-cell>
          <table:table-cell table:style-name="ce4" table:number-columns-repeated="3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875/</text:p>
          </table:table-cell>
          <table:table-cell table:number-columns-repeated="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/>
          <table:table-cell table:style-name="ce6" office:value-type="string" calcext:value-type="string">
            <text:p>RES – 0805 – 383K</text:p>
          </table:table-cell>
          <table:table-cell table:style-name="ce5"/>
          <table:table-cell table:style-name="ce5" office:value-type="string" calcext:value-type="string">
            <text:p>Rsense DCD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overflademontering-faste-modstande/6146180/</text:p>
          </table:table-cell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6" office:value-type="string" calcext:value-type="string">
            <text:p>ZHR-2P</text:p>
          </table:table-cell>
          <table:table-cell table:style-name="ce5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kuglelejer/7192036/</text:p>
          </table:table-cell>
          <table:table-cell table:number-columns-repeated="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/>
          <table:table-cell table:style-name="ce7" office:value-type="string" calcext:value-type="string">
            <text:p>ZHR-5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6" office:value-type="string" calcext:value-type="string">
            <text:p>ZHR-6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/>
          <table:table-cell table:style-name="ce6" office:value-type="string" calcext:value-type="string">
            <text:p>ZHR-8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/>
          <table:table-cell table:style-name="ce6" office:value-type="string" calcext:value-type="string">
            <text:p>ZHR-10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/>
          <table:table-cell table:style-name="ce6" office:value-type="string" calcext:value-type="string">
            <text:p>ZHR-12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/>
          <table:table-cell table:style-name="ce6" office:value-type="string" calcext:value-type="string">
            <text:p>ZH-Crimp pin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200" calcext:value-type="float">
            <text:p>200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Shunt resisto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7OHM</text:p>
          </table:table-cell>
          <table:table-cell table:style-name="ce4"/>
          <table:table-cell table:style-name="ce4" office:value-type="string" calcext:value-type="string">
            <text:p>GATE RES</text:p>
          </table:table-cell>
          <table:table-cell table:style-name="ce4" table:number-columns-repeated="3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/>
          <table:table-cell table:style-name="ce4" office:value-type="string" calcext:value-type="string">
            <text:p>348 1%</text:p>
          </table:table-cell>
          <table:table-cell table:style-name="ce4" table:number-columns-repeated="5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4"/>
          <table:table-cell table:style-name="ce8" office:value-type="string" calcext:value-type="string">
            <text:p>Schotky diode</text:p>
          </table:table-cell>
          <table:table-cell table:style-name="ce8" office:value-type="string" calcext:value-type="string">
            <text:p>ZHCS2000</text:p>
          </table:table-cell>
          <table:table-cell table:style-name="ce4" office:value-type="string" calcext:value-type="string">
            <text:p>Joint – boost schotky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dioder-ensretter-og-schottky-dioder/0155175/" xlink:type="simple">http://dk.rs-online.com/web/p/dioder-ensretter-og-schottky-dioder/0155175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4"/>
          <table:table-cell table:style-name="ce4" office:value-type="string" calcext:value-type="string">
            <text:p>Cap – 0805 – 100uF</text:p>
          </table:table-cell>
          <table:table-cell table:style-name="ce4" office:value-type="string" calcext:value-type="string">
            <text:p>GRM21BR60J107ME15</text:p>
          </table:table-cell>
          <table:table-cell table:style-name="ce4" office:value-type="string" calcext:value-type="string">
            <text:p>Joint - <text:s/>Boost IN/OUT Cap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keramiske-flerlags-kondensatorer/9039628/" xlink:type="simple">http://dk.rs-online.com/web/p/keramiske-flerlags-kondensatorer/9039628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Inductor 10 uH</text:p>
          </table:table-cell>
          <table:table-cell table:style-name="ce8" office:value-type="string" calcext:value-type="string">
            <text:p>B82462G4</text:p>
          </table:table-cell>
          <table:table-cell table:style-name="ce4" office:value-type="string" calcext:value-type="string">
            <text:p>Joint – boost inducto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tradviklede-spoler-til-overflademontering/4958149/" xlink:type="simple">http://dk.rs-online.com/web/p/tradviklede-spoler-til-overflademontering/4958149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422 receiver</text:p>
          </table:table-cell>
          <table:table-cell table:style-name="ce4" office:value-type="string" calcext:value-type="string">
            <text:p>DS26LS32CM</text:p>
          </table:table-cell>
          <table:table-cell table:style-name="ce4" office:value-type="string" calcext:value-type="string">
            <text:p>Joint - <text:s/>RS422 receive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line-receivere/5361192/" xlink:type="simple">http://dk.rs-online.com/web/p/line-receivere/5361192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4"/>
          <table:table-cell table:style-name="ce4" office:value-type="string" calcext:value-type="string">
            <text:p>ON/OFF Switch</text:p>
          </table:table-cell>
          <table:table-cell table:style-name="ce4" office:value-type="string" calcext:value-type="string">
            <text:p>MMS 124</text:p>
          </table:table-cell>
          <table:table-cell table:style-name="ce4" office:value-type="string" calcext:value-type="string">
            <text:p>Joint - <text:s/>ON/OFF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skydeomskiftere/9139053/" xlink:type="simple">http://dk.rs-online.com/web/p/skydeomskiftere/9139053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/>
          <table:table-cell office:value-type="string" calcext:value-type="string">
            <text:p>DC/DC Buck</text:p>
          </table:table-cell>
          <table:table-cell office:value-type="string" calcext:value-type="string">
            <text:p>TPS62220</text:p>
          </table:table-cell>
          <table:table-cell table:style-name="ce4" office:value-type="string" calcext:value-type="string">
            <text:p>Joint – buck reg.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4"/>
          <table:table-cell office:value-type="string" calcext:value-type="string">
            <text:p>Buffer</text:p>
          </table:table-cell>
          <table:table-cell office:value-type="string" calcext:value-type="string">
            <text:p>74LCX244BQX</text:p>
          </table:table-cell>
          <table:table-cell table:style-name="ce4" office:value-type="string" calcext:value-type="string">
            <text:p>Joint – buffe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buffere/8030894/" xlink:type="simple">http://dk.rs-online.com/web/p/buffere/8030894/</text:a>  </text:p>
          </table:table-cell>
          <table:table-cell table:number-columns-repeated="2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4"/>
          <table:table-cell office:value-type="string" calcext:value-type="string">
            <text:p>LED</text:p>
          </table:table-cell>
          <table:table-cell office:value-type="string" calcext:value-type="string">
            <text:p>KM-23CGCK-F</text:p>
          </table:table-cell>
          <table:table-cell table:style-name="ce4" office:value-type="string" calcext:value-type="string">
            <text:p>Joint – LED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lysdiode-led-med-synligt-lys/8608841/" xlink:type="simple">http://dk.rs-online.com/web/p/lysdiode-led-med-synligt-lys/8608841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4"/>
          <table:table-cell office:value-type="string" calcext:value-type="string">
            <text:p>Voltage level shifter</text:p>
          </table:table-cell>
          <table:table-cell office:value-type="string" calcext:value-type="string">
            <text:p>TXB0101DBVR</text:p>
          </table:table-cell>
          <table:table-cell table:style-name="ce4" office:value-type="string" calcext:value-type="string">
            <text:p>Joint – voltage level shift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logikniveau-omsaettere/8175638/" xlink:type="simple">http://dk.rs-online.com/web/p/logikniveau-omsaettere/8175638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4"/>
          <table:table-cell office:value-type="string" calcext:value-type="string">
            <text:p>DC/DC Boost</text:p>
          </table:table-cell>
          <table:table-cell office:value-type="string" calcext:value-type="string">
            <text:p>SP6641BEK-L-5-0</text:p>
          </table:table-cell>
          <table:table-cell table:style-name="ce4" office:value-type="string" calcext:value-type="string">
            <text:p>Joint – DCDC boost reg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boost-convertere/7695400/" xlink:type="simple">http://dk.rs-online.com/web/p/boost-convertere/7695400/</text:a> </text:p>
          </table:table-cell>
          <table:table-cell table:number-columns-repeated="2"/>
        </table:table-row>
        <table:table-row table:style-name="ro2" table:number-rows-repeated="104850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09:49:49.573654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8:43.966945379</meta:creation-date>
    <dc:date>2017-10-26T10:07:43.629672488</dc:date>
    <meta:editing-duration>PT8H25M47S</meta:editing-duration>
    <meta:editing-cycles>26</meta:editing-cycles>
    <meta:generator>LibreOffice/5.1.6.2$Linux_X86_64 LibreOffice_project/10m0$Build-2</meta:generator>
    <meta:document-statistic meta:table-count="1" meta:cell-count="405" meta:object-count="0"/>
  </office:meta>
</office:document-meta>
</file>